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449A85C4AB.png" manifest:media-type="image/png"/>
  <manifest:file-entry manifest:full-path="Pictures/1000020100000037000000444BF73A66.png" manifest:media-type="image/png"/>
  <manifest:file-entry manifest:full-path="Pictures/100002010000003D00000036E44F4280.png" manifest:media-type="image/png"/>
  <manifest:file-entry manifest:full-path="Pictures/10000201000000340000004F07AE3B54.png" manifest:media-type="image/png"/>
  <manifest:file-entry manifest:full-path="Pictures/10000201000000590000002E2C31AFAA.png" manifest:media-type="image/png"/>
  <manifest:file-entry manifest:full-path="Pictures/100002010000005F0000001215E021CA.png" manifest:media-type="image/png"/>
  <manifest:file-entry manifest:full-path="Pictures/100002010000001A0000002EB2EA35FF.png" manifest:media-type="image/png"/>
  <manifest:file-entry manifest:full-path="Pictures/1000020100000018000000240D817AE7.png" manifest:media-type="image/png"/>
  <manifest:file-entry manifest:full-path="Pictures/1000020100000040000000318E1B28CE.png" manifest:media-type="image/png"/>
  <manifest:file-entry manifest:full-path="Pictures/10000201000000420000004B25F47949.png" manifest:media-type="image/png"/>
  <manifest:file-entry manifest:full-path="Pictures/100002010000004F000000496C8F3FDC.png" manifest:media-type="image/png"/>
  <manifest:file-entry manifest:full-path="Pictures/10000201000000520000003EBE41158E.png" manifest:media-type="image/png"/>
  <manifest:file-entry manifest:full-path="Pictures/100002010000004700000044B8A84183.png" manifest:media-type="image/png"/>
  <manifest:file-entry manifest:full-path="Pictures/100002010000002D0000002E170AC1AA.png" manifest:media-type="image/png"/>
  <manifest:file-entry manifest:full-path="Pictures/100002010000003100000032563E3116.png" manifest:media-type="image/png"/>
  <manifest:file-entry manifest:full-path="Pictures/100002010000002E00000018B59A3AFD.png" manifest:media-type="image/png"/>
  <manifest:file-entry manifest:full-path="Pictures/100002010000005E0000004FE3C23869.png" manifest:media-type="image/png"/>
  <manifest:file-entry manifest:full-path="Pictures/1000020100000068000000616919799C.png" manifest:media-type="image/png"/>
  <manifest:file-entry manifest:full-path="Pictures/100002010000002F00000029E3E37BA1.png" manifest:media-type="image/png"/>
  <manifest:file-entry manifest:full-path="Pictures/100002010000003D0000003753177C40.png" manifest:media-type="image/png"/>
  <manifest:file-entry manifest:full-path="Pictures/100002010000004900000048EEA69766.png" manifest:media-type="image/png"/>
  <manifest:file-entry manifest:full-path="Pictures/100002010000002A000000262603DB9E.png" manifest:media-type="image/png"/>
  <manifest:file-entry manifest:full-path="Pictures/1000020100000015000000174C60DE21.png" manifest:media-type="image/png"/>
  <manifest:file-entry manifest:full-path="Pictures/100002010000002800000025DE1A149F.png" manifest:media-type="image/png"/>
  <manifest:file-entry manifest:full-path="Pictures/10000201000000700000006120376537.png" manifest:media-type="image/png"/>
  <manifest:file-entry manifest:full-path="Pictures/10000201000000590000004FACE2B48F.png" manifest:media-type="image/png"/>
  <manifest:file-entry manifest:full-path="Pictures/1000020100000021000000475E57104F.png" manifest:media-type="image/png"/>
  <manifest:file-entry manifest:full-path="Pictures/100002010000005F0000006077DB0ED4.png" manifest:media-type="image/png"/>
  <manifest:file-entry manifest:full-path="Pictures/100002010000004A00000045BE9B70AE.png" manifest:media-type="image/png"/>
  <manifest:file-entry manifest:full-path="Pictures/10000201000000320000004A8555E800.png" manifest:media-type="image/png"/>
  <manifest:file-entry manifest:full-path="Pictures/1000020100000046000000486E9D61F7.png" manifest:media-type="image/png"/>
  <manifest:file-entry manifest:full-path="Pictures/10000201000000510000004F597E8C10.png" manifest:media-type="image/png"/>
  <manifest:file-entry manifest:full-path="Pictures/10000201000000610000006CF40A03B2.png" manifest:media-type="image/png"/>
  <manifest:file-entry manifest:full-path="Pictures/100002010000004700000052E7830C3F.png" manifest:media-type="image/png"/>
  <manifest:file-entry manifest:full-path="Pictures/10000201000000100000000B7895029A.png" manifest:media-type="image/png"/>
  <manifest:file-entry manifest:full-path="Pictures/1000020100000030000000309555C2F9.png" manifest:media-type="image/png"/>
  <manifest:file-entry manifest:full-path="Pictures/10000201000000190000000C419F56A1.png" manifest:media-type="image/png"/>
  <manifest:file-entry manifest:full-path="Pictures/10000201000000130000000CC7F4B352.png" manifest:media-type="image/png"/>
  <manifest:file-entry manifest:full-path="Pictures/100002010000004000000056081EA130.png" manifest:media-type="image/png"/>
  <manifest:file-entry manifest:full-path="Pictures/10000201000000150000000CC2D00510.png" manifest:media-type="image/png"/>
  <manifest:file-entry manifest:full-path="Pictures/100002010000001B0000000E84A142C7.png" manifest:media-type="image/png"/>
  <manifest:file-entry manifest:full-path="Pictures/1000020100000012000000192425CCFD.png" manifest:media-type="image/png"/>
  <manifest:file-entry manifest:full-path="Pictures/100002010000003300000032D3D6BD06.png" manifest:media-type="image/png"/>
  <manifest:file-entry manifest:full-path="Pictures/100002010000000E00000014D507F90F.png" manifest:media-type="image/png"/>
  <manifest:file-entry manifest:full-path="Pictures/100002010000001C0000002E53350F42.png" manifest:media-type="image/png"/>
  <manifest:file-entry manifest:full-path="Pictures/100002010000001B00000009B4718CF3.png" manifest:media-type="image/png"/>
  <manifest:file-entry manifest:full-path="Pictures/10000201000000140000001A88A84CB3.png" manifest:media-type="image/png"/>
  <manifest:file-entry manifest:full-path="Pictures/100002010000001700000016E85645AF.png" manifest:media-type="image/png"/>
  <manifest:file-entry manifest:full-path="Pictures/100002010000000F00000012A93442E8.png" manifest:media-type="image/png"/>
  <manifest:file-entry manifest:full-path="Pictures/100002010000000E00000011800D8388.png" manifest:media-type="image/png"/>
  <manifest:file-entry manifest:full-path="Pictures/1000020100000012000000146E891C72.png" manifest:media-type="image/png"/>
  <manifest:file-entry manifest:full-path="Pictures/10000201000000890000007A33B26912.png" manifest:media-type="image/png"/>
  <manifest:file-entry manifest:full-path="Pictures/100002010000005000000046E6F87842.png" manifest:media-type="image/png"/>
  <manifest:file-entry manifest:full-path="Pictures/100002010000005200000041749F0110.png" manifest:media-type="image/png"/>
  <manifest:file-entry manifest:full-path="Pictures/100002010000005E00000062D6EA36CE.png" manifest:media-type="image/png"/>
  <manifest:file-entry manifest:full-path="Pictures/10000201000000480000004178783DFD.png" manifest:media-type="image/png"/>
  <manifest:file-entry manifest:full-path="Pictures/100002010000004D000000414E768B7A.png" manifest:media-type="image/png"/>
  <manifest:file-entry manifest:full-path="Pictures/100002010000006400000051BE3C6701.png" manifest:media-type="image/png"/>
  <manifest:file-entry manifest:full-path="Pictures/100002010000004200000044F1C64C40.png" manifest:media-type="image/png"/>
  <manifest:file-entry manifest:full-path="Pictures/10000201000000A900000098F1D0E625.png" manifest:media-type="image/png"/>
  <manifest:file-entry manifest:full-path="Pictures/10000201000000960000008ABC100408.png" manifest:media-type="image/png"/>
  <manifest:file-entry manifest:full-path="Pictures/100002010000002A00000031D13BCCC1.png" manifest:media-type="image/png"/>
  <manifest:file-entry manifest:full-path="Pictures/10000201000000AB00000093E72DB5B4.png" manifest:media-type="image/png"/>
  <manifest:file-entry manifest:full-path="Pictures/10000201000000130000000F9FF01746.png" manifest:media-type="image/png"/>
  <manifest:file-entry manifest:full-path="Pictures/100002010000001700000016BD4BFC4F.png" manifest:media-type="image/png"/>
  <manifest:file-entry manifest:full-path="Pictures/10000201000000AD0000008014C27DC3.png" manifest:media-type="image/png"/>
  <manifest:file-entry manifest:full-path="Pictures/100002010000005C0000007A166D2EB5.png" manifest:media-type="image/png"/>
  <manifest:file-entry manifest:full-path="Pictures/10000201000000AE000000AEB6F93A54.png" manifest:media-type="image/png"/>
  <manifest:file-entry manifest:full-path="Pictures/100002010000009B000000AE0A286DBB.png" manifest:media-type="image/png"/>
  <manifest:file-entry manifest:full-path="Pictures/10000201000000200000001F011DDF65.png" manifest:media-type="image/png"/>
  <manifest:file-entry manifest:full-path="Pictures/100002010000003C00000042699078E2.png" manifest:media-type="image/png"/>
  <manifest:file-entry manifest:full-path="Pictures/100002010000001100000018744E25E0.png" manifest:media-type="image/png"/>
  <manifest:file-entry manifest:full-path="Pictures/10000201000000100000001136DE817B.png" manifest:media-type="image/png"/>
  <manifest:file-entry manifest:full-path="Pictures/100002010000003C000000537C7E5D81.png" manifest:media-type="image/png"/>
  <manifest:file-entry manifest:full-path="Pictures/10000201000000570000004E8446CF26.png" manifest:media-type="image/png"/>
  <manifest:file-entry manifest:full-path="Pictures/100002010000002600000023BF44246F.png" manifest:media-type="image/png"/>
  <manifest:file-entry manifest:full-path="Pictures/100002010000009E000000913896127D.png" manifest:media-type="image/png"/>
  <manifest:file-entry manifest:full-path="Pictures/100002010000005F0000006F49788D0D.png" manifest:media-type="image/png"/>
  <manifest:file-entry manifest:full-path="Pictures/100002010000002F00000026BF8C0D73.png" manifest:media-type="image/png"/>
  <manifest:file-entry manifest:full-path="Pictures/100002010000006A000000A4D091EE07.png" manifest:media-type="image/png"/>
  <manifest:file-entry manifest:full-path="Pictures/10000201000000CB000000D1DA31D81B.png" manifest:media-type="image/png"/>
  <manifest:file-entry manifest:full-path="Pictures/100002010000002E000000294F8B4B24.png" manifest:media-type="image/png"/>
  <manifest:file-entry manifest:full-path="Pictures/100002010000005800000063772FE380.png" manifest:media-type="image/png"/>
  <manifest:file-entry manifest:full-path="Pictures/1000020100000019000000225298EC00.png" manifest:media-type="image/png"/>
  <manifest:file-entry manifest:full-path="Pictures/100002010000004900000040FA070D14.png" manifest:media-type="image/png"/>
  <manifest:file-entry manifest:full-path="Pictures/10000201000000460000003E8A28089E.png" manifest:media-type="image/png"/>
  <manifest:file-entry manifest:full-path="Pictures/100002010000003A00000031C524530B.png" manifest:media-type="image/png"/>
  <manifest:file-entry manifest:full-path="Pictures/10000201000000920000009045F14DE9.png" manifest:media-type="image/png"/>
  <manifest:file-entry manifest:full-path="Pictures/10000201000000370000002AAF82ED85.png" manifest:media-type="image/png"/>
  <manifest:file-entry manifest:full-path="Pictures/10000201000000490000005846150346.png" manifest:media-type="image/png"/>
  <manifest:file-entry manifest:full-path="Pictures/10000201000000420000004E822FC119.png" manifest:media-type="image/png"/>
  <manifest:file-entry manifest:full-path="Pictures/100002010000003700000039B1D1B5F2.png" manifest:media-type="image/png"/>
  <manifest:file-entry manifest:full-path="Pictures/10000201000000400000003D156BF61A.png" manifest:media-type="image/png"/>
  <manifest:file-entry manifest:full-path="Pictures/1000020100000060000000667703C02A.png" manifest:media-type="image/png"/>
  <manifest:file-entry manifest:full-path="Pictures/100002010000000E000000131006E428.png" manifest:media-type="image/png"/>
  <manifest:file-entry manifest:full-path="Pictures/100002010000005300000043BE51D278.png" manifest:media-type="image/png"/>
  <manifest:file-entry manifest:full-path="Pictures/100002010000003E0000004DF55623EC.png" manifest:media-type="image/png"/>
  <manifest:file-entry manifest:full-path="Pictures/1000020100000043000000378AABD2A8.png" manifest:media-type="image/png"/>
  <manifest:file-entry manifest:full-path="Pictures/1000020100000013000000139C967727.png" manifest:media-type="image/png"/>
  <manifest:file-entry manifest:full-path="Pictures/100002010000005300000058C6E9CD2F.png" manifest:media-type="image/png"/>
  <manifest:file-entry manifest:full-path="Pictures/100002010000006900000034EF2294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.639cm" svg:height="2.036cm" svg:x="13.716cm" svg:y="13.716cm">
          <draw:image xlink:href="Pictures/100002010000003E0000004DF55623EC.png" xlink:type="simple" xlink:show="embed" xlink:actuate="onLoad">
            <text:p/>
          </draw:image>
        </draw:frame>
        <draw:frame draw:style-name="gr1" draw:text-style-name="P1" draw:layer="layout" svg:width="1.93cm" svg:height="2.327cm" svg:x="2.642cm" svg:y="10.414cm">
          <draw:image xlink:href="Pictures/10000201000000490000005846150346.png" xlink:type="simple" xlink:show="embed" xlink:actuate="onLoad">
            <text:p/>
          </draw:image>
        </draw:frame>
        <draw:frame draw:style-name="gr1" draw:text-style-name="P1" draw:layer="layout" svg:width="1.533cm" svg:height="1.295cm" svg:x="18.787cm" svg:y="11.938cm">
          <draw:image xlink:href="Pictures/100002010000003A00000031C524530B.png" xlink:type="simple" xlink:show="embed" xlink:actuate="onLoad">
            <text:p/>
          </draw:image>
        </draw:frame>
        <draw:frame draw:style-name="gr1" draw:text-style-name="P1" draw:layer="layout" svg:width="2.194cm" svg:height="2.327cm" svg:x="8.89cm" svg:y="16.977cm">
          <draw:image xlink:href="Pictures/100002010000005300000058C6E9CD2F.png" xlink:type="simple" xlink:show="embed" xlink:actuate="onLoad">
            <text:p/>
          </draw:image>
        </draw:frame>
        <draw:frame draw:style-name="gr1" draw:text-style-name="P1" draw:layer="layout" svg:width="1.93cm" svg:height="1.692cm" svg:x="22.606cm" svg:y="7.62cm">
          <draw:image xlink:href="Pictures/100002010000004900000040FA070D14.png" xlink:type="simple" xlink:show="embed" xlink:actuate="onLoad">
            <text:p/>
          </draw:image>
        </draw:frame>
        <draw:frame draw:style-name="gr1" draw:text-style-name="P1" draw:layer="layout" svg:width="1.771cm" svg:height="1.454cm" svg:x="2.54cm" svg:y="16.764cm">
          <draw:image xlink:href="Pictures/1000020100000043000000378AABD2A8.png" xlink:type="simple" xlink:show="embed" xlink:actuate="onLoad">
            <text:p/>
          </draw:image>
        </draw:frame>
        <draw:frame draw:style-name="gr1" draw:text-style-name="P1" draw:layer="layout" svg:width="1.242cm" svg:height="1.004cm" svg:x="8.636cm" svg:y="11.95cm">
          <draw:image xlink:href="Pictures/100002010000002F00000026BF8C0D73.png" xlink:type="simple" xlink:show="embed" xlink:actuate="onLoad">
            <text:p/>
          </draw:image>
        </draw:frame>
        <draw:frame draw:style-name="gr1" draw:text-style-name="P1" draw:layer="layout" svg:width="2.3cm" svg:height="2.062cm" svg:x="21.59cm" svg:y="15.748cm">
          <draw:image xlink:href="Pictures/10000201000000570000004E8446CF26.png" xlink:type="simple" xlink:show="embed" xlink:actuate="onLoad">
            <text:p/>
          </draw:image>
        </draw:frame>
        <draw:frame draw:style-name="gr1" draw:text-style-name="P1" draw:layer="layout" svg:width="1.85cm" svg:height="1.639cm" svg:x="16.692cm" svg:y="7.366cm">
          <draw:image xlink:href="Pictures/10000201000000460000003E8A28089E.png" xlink:type="simple" xlink:show="embed" xlink:actuate="onLoad">
            <text:p/>
          </draw:image>
        </draw:frame>
        <draw:frame draw:style-name="gr1" draw:text-style-name="P1" draw:layer="layout" svg:width="1.454cm" svg:height="1.506cm" svg:x="12.262cm" svg:y="6.622cm">
          <draw:image xlink:href="Pictures/100002010000003700000039B1D1B5F2.png" xlink:type="simple" xlink:show="embed" xlink:actuate="onLoad">
            <text:p/>
          </draw:image>
        </draw:frame>
        <draw:frame draw:style-name="gr1" draw:text-style-name="P1" draw:layer="layout" svg:width="1.586cm" svg:height="1.745cm" svg:x="4.826cm" svg:y="6.35cm">
          <draw:image xlink:href="Pictures/100002010000003C00000042699078E2.png" xlink:type="simple" xlink:show="embed" xlink:actuate="onLoad">
            <text:p/>
          </draw:image>
        </draw:frame>
        <draw:frame presentation:style-name="pr1" draw:layer="layout" svg:width="25.191cm" svg:height="3.507cm" svg:x="1.4cm" svg:y="0.838cm" presentation:class="title" presentation:user-transformed="true">
          <draw:text-box>
            <text:p>1 – graupel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4.098cm" svg:height="4.603cm" svg:x="12.92cm" svg:y="8.859cm">
          <draw:image xlink:href="Pictures/100002010000009B000000AE0A286DBB.png" xlink:type="simple" xlink:show="embed" xlink:actuate="onLoad">
            <text:p/>
          </draw:image>
        </draw:frame>
        <draw:frame draw:style-name="gr1" draw:text-style-name="P1" draw:layer="layout" svg:width="2.431cm" svg:height="3.227cm" svg:x="1.887cm" svg:y="5.842cm">
          <draw:image xlink:href="Pictures/100002010000005C0000007A166D2EB5.png" xlink:type="simple" xlink:show="embed" xlink:actuate="onLoad">
            <text:p/>
          </draw:image>
        </draw:frame>
        <draw:frame draw:style-name="gr1" draw:text-style-name="P1" draw:layer="layout" svg:width="5.367cm" svg:height="5.53cm" svg:x="20.287cm" svg:y="6.096cm">
          <draw:image xlink:href="Pictures/10000201000000CB000000D1DA31D81B.png" xlink:type="simple" xlink:show="embed" xlink:actuate="onLoad">
            <text:p/>
          </draw:image>
        </draw:frame>
        <draw:frame draw:style-name="gr1" draw:text-style-name="P1" draw:layer="layout" svg:width="4.601cm" svg:height="4.603cm" svg:x="5.588cm" svg:y="10.668cm">
          <draw:image xlink:href="Pictures/10000201000000AE000000AEB6F93A54.png" xlink:type="simple" xlink:show="embed" xlink:actuate="onLoad">
            <text:p/>
          </draw:image>
        </draw:frame>
        <draw:frame draw:style-name="gr1" draw:text-style-name="P1" draw:layer="layout" svg:width="3.86cm" svg:height="3.809cm" svg:x="15.24cm" svg:y="15.494cm">
          <draw:image xlink:href="Pictures/10000201000000920000009045F14DE9.png" xlink:type="simple" xlink:show="embed" xlink:actuate="onLoad">
            <text:p/>
          </draw:image>
        </draw:frame>
        <draw:frame draw:style-name="gr1" draw:text-style-name="P1" draw:layer="layout" svg:width="4.177cm" svg:height="3.835cm" svg:x="8.015cm" svg:y="4.826cm">
          <draw:image xlink:href="Pictures/100002010000009E000000913896127D.png" xlink:type="simple" xlink:show="embed" xlink:actuate="onLoad">
            <text:p/>
          </draw:image>
        </draw:frame>
        <draw:frame draw:style-name="gr1" draw:text-style-name="P1" draw:layer="layout" svg:width="2.802cm" svg:height="4.338cm" svg:x="2.024cm" svg:y="15.22cm">
          <draw:image xlink:href="Pictures/100002010000006A000000A4D091EE07.png" xlink:type="simple" xlink:show="embed" xlink:actuate="onLoad">
            <text:p/>
          </draw:image>
        </draw:frame>
        <draw:frame draw:style-name="gr1" draw:text-style-name="P1" draw:layer="layout" svg:width="4.521cm" svg:height="3.888cm" svg:x="21.133cm" svg:y="13.716cm">
          <draw:image xlink:href="Pictures/10000201000000AB00000093E72DB5B4.png" xlink:type="simple" xlink:show="embed" xlink:actuate="onLoad">
            <text:p/>
          </draw:image>
        </draw:frame>
        <draw:frame presentation:style-name="pr1" draw:layer="layout" svg:width="25.191cm" svg:height="3.507cm" svg:x="1.4cm" svg:y="0.838cm" presentation:class="title" presentation:user-transformed="true">
          <draw:text-box>
            <text:p>2 – aggregate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.215cm" svg:height="1.083cm" svg:x="6.913cm" svg:y="12.379cm">
          <draw:image xlink:href="Pictures/100002010000002E000000294F8B4B24.png" xlink:type="simple" xlink:show="embed" xlink:actuate="onLoad">
            <text:p/>
          </draw:image>
        </draw:frame>
        <draw:frame draw:style-name="gr1" draw:text-style-name="P1" draw:layer="layout" svg:width="1.454cm" svg:height="1.11cm" svg:x="12.77cm" svg:y="13.462cm">
          <draw:image xlink:href="Pictures/10000201000000370000002AAF82ED85.png" xlink:type="simple" xlink:show="embed" xlink:actuate="onLoad">
            <text:p/>
          </draw:image>
        </draw:frame>
        <draw:frame draw:style-name="gr1" draw:text-style-name="P1" draw:layer="layout" svg:width="2.194cm" svg:height="1.771cm" svg:x="1.108cm" svg:y="5.341cm">
          <draw:image xlink:href="Pictures/100002010000005300000043BE51D278.png" xlink:type="simple" xlink:show="embed" xlink:actuate="onLoad">
            <text:p/>
          </draw:image>
        </draw:frame>
        <draw:frame draw:style-name="gr1" draw:text-style-name="P1" draw:layer="layout" svg:width="1.745cm" svg:height="1.797cm" svg:x="19.304cm" svg:y="11.411cm">
          <draw:image xlink:href="Pictures/100002010000004200000044F1C64C40.png" xlink:type="simple" xlink:show="embed" xlink:actuate="onLoad">
            <text:p/>
          </draw:image>
        </draw:frame>
        <draw:frame draw:style-name="gr1" draw:text-style-name="P1" draw:layer="layout" svg:width="2.644cm" svg:height="2.141cm" svg:x="18.034cm" svg:y="16.002cm">
          <draw:image xlink:href="Pictures/100002010000006400000051BE3C6701.png" xlink:type="simple" xlink:show="embed" xlink:actuate="onLoad">
            <text:p/>
          </draw:image>
        </draw:frame>
        <draw:frame draw:style-name="gr1" draw:text-style-name="P1" draw:layer="layout" svg:width="4.575cm" svg:height="3.385cm" svg:x="14.478cm" svg:y="4.826cm">
          <draw:image xlink:href="Pictures/10000201000000AD0000008014C27DC3.png" xlink:type="simple" xlink:show="embed" xlink:actuate="onLoad">
            <text:p/>
          </draw:image>
        </draw:frame>
        <draw:frame draw:style-name="gr1" draw:text-style-name="P1" draw:layer="layout" svg:width="3.967cm" svg:height="3.649cm" svg:x="2.032cm" svg:y="13.877cm">
          <draw:image xlink:href="Pictures/10000201000000960000008ABC100408.png" xlink:type="simple" xlink:show="embed" xlink:actuate="onLoad">
            <text:p/>
          </draw:image>
        </draw:frame>
        <draw:frame draw:style-name="gr1" draw:text-style-name="P1" draw:layer="layout" svg:width="2.036cm" svg:height="1.718cm" svg:x="9.906cm" svg:y="7.68cm">
          <draw:image xlink:href="Pictures/100002010000004D000000414E768B7A.png" xlink:type="simple" xlink:show="embed" xlink:actuate="onLoad">
            <text:p/>
          </draw:image>
        </draw:frame>
        <draw:frame draw:style-name="gr1" draw:text-style-name="P1" draw:layer="layout" svg:width="2.538cm" svg:height="2.697cm" svg:x="22.354cm" svg:y="6.193cm">
          <draw:image xlink:href="Pictures/1000020100000060000000667703C02A.png" xlink:type="simple" xlink:show="embed" xlink:actuate="onLoad">
            <text:p/>
          </draw:image>
        </draw:frame>
        <draw:frame draw:style-name="gr1" draw:text-style-name="P1" draw:layer="layout" svg:width="1.903cm" svg:height="1.718cm" svg:x="23.114cm" svg:y="12.506cm">
          <draw:image xlink:href="Pictures/10000201000000480000004178783DFD.png" xlink:type="simple" xlink:show="embed" xlink:actuate="onLoad">
            <text:p/>
          </draw:image>
        </draw:frame>
        <draw:frame draw:style-name="gr1" draw:text-style-name="P1" draw:layer="layout" svg:width="2.168cm" svg:height="1.718cm" svg:x="3.81cm" svg:y="8.696cm">
          <draw:image xlink:href="Pictures/100002010000005200000041749F0110.png" xlink:type="simple" xlink:show="embed" xlink:actuate="onLoad">
            <text:p/>
          </draw:image>
        </draw:frame>
        <draw:frame draw:style-name="gr1" draw:text-style-name="P1" draw:layer="layout" svg:width="2.115cm" svg:height="1.85cm" svg:x="14.649cm" svg:y="10.088cm">
          <draw:image xlink:href="Pictures/100002010000005000000046E6F87842.png" xlink:type="simple" xlink:show="embed" xlink:actuate="onLoad">
            <text:p/>
          </draw:image>
        </draw:frame>
        <draw:frame draw:style-name="gr1" draw:text-style-name="P1" draw:layer="layout" svg:width="1.586cm" svg:height="2.194cm" svg:x="9.906cm" svg:y="15.84cm">
          <draw:image xlink:href="Pictures/100002010000003C000000537C7E5D81.png" xlink:type="simple" xlink:show="embed" xlink:actuate="onLoad">
            <text:p/>
          </draw:image>
        </draw:frame>
        <draw:frame presentation:style-name="pr1" draw:layer="layout" svg:width="25.191cm" svg:height="3.507cm" svg:x="1.4cm" svg:y="0.838cm" presentation:class="title" presentation:user-transformed="true">
          <draw:text-box>
            <text:p>3 – melting snow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0.475cm" svg:height="0.528cm" svg:x="4.572cm" svg:y="10.16cm">
          <draw:image xlink:href="Pictures/1000020100000012000000146E891C72.png" xlink:type="simple" xlink:show="embed" xlink:actuate="onLoad">
            <text:p/>
          </draw:image>
        </draw:frame>
        <draw:frame draw:style-name="gr1" draw:text-style-name="P1" draw:layer="layout" svg:width="0.395cm" svg:height="0.475cm" svg:x="6.35cm" svg:y="6.637cm">
          <draw:image xlink:href="Pictures/100002010000000F00000012A93442E8.png" xlink:type="simple" xlink:show="embed" xlink:actuate="onLoad">
            <text:p/>
          </draw:image>
        </draw:frame>
        <draw:frame draw:style-name="gr1" draw:text-style-name="P1" draw:layer="layout" svg:width="0.607cm" svg:height="0.581cm" svg:x="9.398cm" svg:y="11.611cm">
          <draw:image xlink:href="Pictures/100002010000001700000016E85645AF.png" xlink:type="simple" xlink:show="embed" xlink:actuate="onLoad">
            <text:p/>
          </draw:image>
        </draw:frame>
        <draw:frame draw:style-name="gr1" draw:text-style-name="P1" draw:layer="layout" svg:width="0.501cm" svg:height="0.395cm" svg:x="3.563cm" svg:y="7.479cm">
          <draw:image xlink:href="Pictures/10000201000000130000000F9FF01746.png" xlink:type="simple" xlink:show="embed" xlink:actuate="onLoad">
            <text:p/>
          </draw:image>
        </draw:frame>
        <draw:frame draw:style-name="gr1" draw:text-style-name="P1" draw:layer="layout" svg:width="0.501cm" svg:height="0.501cm" svg:x="19.558cm" svg:y="9.144cm">
          <draw:image xlink:href="Pictures/1000020100000013000000139C967727.png" xlink:type="simple" xlink:show="embed" xlink:actuate="onLoad">
            <text:p/>
          </draw:image>
        </draw:frame>
        <draw:frame draw:style-name="gr1" draw:text-style-name="P1" draw:layer="layout" svg:width="0.528cm" svg:height="0.686cm" svg:x="14.712cm" svg:y="12.954cm">
          <draw:image xlink:href="Pictures/10000201000000140000001A88A84CB3.png" xlink:type="simple" xlink:show="embed" xlink:actuate="onLoad">
            <text:p/>
          </draw:image>
        </draw:frame>
        <draw:frame draw:style-name="gr1" draw:text-style-name="P1" draw:layer="layout" svg:width="0.369cm" svg:height="0.448cm" svg:x="7.62cm" svg:y="9.398cm">
          <draw:image xlink:href="Pictures/100002010000000E00000011800D8388.png" xlink:type="simple" xlink:show="embed" xlink:actuate="onLoad">
            <text:p/>
          </draw:image>
        </draw:frame>
        <draw:frame draw:style-name="gr1" draw:text-style-name="P1" draw:layer="layout" svg:width="0.713cm" svg:height="0.237cm" svg:x="21.082cm" svg:y="12.7cm">
          <draw:image xlink:href="Pictures/100002010000001B00000009B4718CF3.png" xlink:type="simple" xlink:show="embed" xlink:actuate="onLoad">
            <text:p/>
          </draw:image>
        </draw:frame>
        <draw:frame draw:style-name="gr1" draw:text-style-name="P1" draw:layer="layout" svg:width="0.369cm" svg:height="0.528cm" svg:x="10.299cm" svg:y="5.314cm">
          <draw:image xlink:href="Pictures/100002010000000E00000014D507F90F.png" xlink:type="simple" xlink:show="embed" xlink:actuate="onLoad">
            <text:p/>
          </draw:image>
        </draw:frame>
        <draw:frame draw:style-name="gr1" draw:text-style-name="P1" draw:layer="layout" svg:width="0.607cm" svg:height="0.581cm" svg:x="19.459cm" svg:y="6.35cm">
          <draw:image xlink:href="Pictures/100002010000001700000016BD4BFC4F.png" xlink:type="simple" xlink:show="embed" xlink:actuate="onLoad">
            <text:p/>
          </draw:image>
        </draw:frame>
        <draw:frame draw:style-name="gr1" draw:text-style-name="P1" draw:layer="layout" svg:width="0.475cm" svg:height="0.66cm" svg:x="19.558cm" svg:y="15.342cm">
          <draw:image xlink:href="Pictures/1000020100000012000000192425CCFD.png" xlink:type="simple" xlink:show="embed" xlink:actuate="onLoad">
            <text:p/>
          </draw:image>
        </draw:frame>
        <draw:frame draw:style-name="gr1" draw:text-style-name="P1" draw:layer="layout" svg:width="0.713cm" svg:height="0.369cm" svg:x="10.668cm" svg:y="16.395cm">
          <draw:image xlink:href="Pictures/100002010000001B0000000E84A142C7.png" xlink:type="simple" xlink:show="embed" xlink:actuate="onLoad">
            <text:p/>
          </draw:image>
        </draw:frame>
        <draw:frame draw:style-name="gr1" draw:text-style-name="P1" draw:layer="layout" svg:width="0.448cm" svg:height="0.633cm" svg:x="21.844cm" svg:y="9.144cm">
          <draw:image xlink:href="Pictures/100002010000001100000018744E25E0.png" xlink:type="simple" xlink:show="embed" xlink:actuate="onLoad">
            <text:p/>
          </draw:image>
        </draw:frame>
        <draw:frame draw:style-name="gr1" draw:text-style-name="P1" draw:layer="layout" svg:width="0.422cm" svg:height="0.448cm" svg:x="6.604cm" svg:y="15.554cm">
          <draw:image xlink:href="Pictures/10000201000000100000001136DE817B.png" xlink:type="simple" xlink:show="embed" xlink:actuate="onLoad">
            <text:p/>
          </draw:image>
        </draw:frame>
        <draw:frame draw:style-name="gr1" draw:text-style-name="P1" draw:layer="layout" svg:width="0.554cm" svg:height="0.316cm" svg:x="15.194cm" svg:y="7.304cm">
          <draw:image xlink:href="Pictures/10000201000000150000000CC2D00510.png" xlink:type="simple" xlink:show="embed" xlink:actuate="onLoad">
            <text:p/>
          </draw:image>
        </draw:frame>
        <draw:frame draw:style-name="gr1" draw:text-style-name="P1" draw:layer="layout" svg:width="0.501cm" svg:height="0.316cm" svg:x="11.945cm" svg:y="9.398cm">
          <draw:image xlink:href="Pictures/10000201000000130000000CC7F4B352.png" xlink:type="simple" xlink:show="embed" xlink:actuate="onLoad">
            <text:p/>
          </draw:image>
        </draw:frame>
        <draw:frame draw:style-name="gr1" draw:text-style-name="P1" draw:layer="layout" svg:width="0.66cm" svg:height="0.316cm" svg:x="18.288cm" svg:y="11.622cm">
          <draw:image xlink:href="Pictures/10000201000000190000000C419F56A1.png" xlink:type="simple" xlink:show="embed" xlink:actuate="onLoad">
            <text:p/>
          </draw:image>
        </draw:frame>
        <draw:frame draw:style-name="gr1" draw:text-style-name="P1" draw:layer="layout" svg:width="0.422cm" svg:height="0.29cm" svg:x="6.182cm" svg:y="12.918cm">
          <draw:image xlink:href="Pictures/10000201000000100000000B7895029A.png" xlink:type="simple" xlink:show="embed" xlink:actuate="onLoad">
            <text:p/>
          </draw:image>
        </draw:frame>
        <draw:frame presentation:style-name="pr1" draw:layer="layout" svg:width="25.191cm" svg:height="3.507cm" svg:x="1.4cm" svg:y="0.838cm" presentation:class="title" presentation:user-transformed="true">
          <draw:text-box>
            <text:p>4 – small particl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.565cm" svg:height="2.856cm" svg:x="2.515cm" svg:y="5.588cm">
          <draw:image xlink:href="Pictures/10000201000000610000006CF40A03B2.png" xlink:type="simple" xlink:show="embed" xlink:actuate="onLoad">
            <text:p/>
          </draw:image>
        </draw:frame>
        <draw:frame draw:style-name="gr1" draw:text-style-name="P1" draw:layer="layout" svg:width="2.141cm" svg:height="2.088cm" svg:x="7.003cm" svg:y="11.374cm">
          <draw:image xlink:href="Pictures/10000201000000510000004F597E8C10.png" xlink:type="simple" xlink:show="embed" xlink:actuate="onLoad">
            <text:p/>
          </draw:image>
        </draw:frame>
        <draw:frame draw:style-name="gr1" draw:text-style-name="P1" draw:layer="layout" svg:width="2.485cm" svg:height="2.591cm" svg:x="19.812cm" svg:y="4.572cm">
          <draw:image xlink:href="Pictures/100002010000005E00000062D6EA36CE.png" xlink:type="simple" xlink:show="embed" xlink:actuate="onLoad">
            <text:p/>
          </draw:image>
        </draw:frame>
        <draw:frame draw:style-name="gr1" draw:text-style-name="P1" draw:layer="layout" svg:width="4.469cm" svg:height="4.02cm" svg:x="17.018cm" svg:y="11.176cm">
          <draw:image xlink:href="Pictures/10000201000000A900000098F1D0E625.png" xlink:type="simple" xlink:show="embed" xlink:actuate="onLoad">
            <text:p/>
          </draw:image>
        </draw:frame>
        <draw:frame draw:style-name="gr1" draw:text-style-name="P1" draw:layer="layout" svg:width="1.692cm" svg:height="2.274cm" svg:x="2.286cm" svg:y="11.43cm">
          <draw:image xlink:href="Pictures/100002010000004000000056081EA130.png" xlink:type="simple" xlink:show="embed" xlink:actuate="onLoad">
            <text:p/>
          </draw:image>
        </draw:frame>
        <draw:frame draw:style-name="gr1" draw:text-style-name="P1" draw:layer="layout" svg:width="1.85cm" svg:height="1.903cm" svg:x="8.31cm" svg:y="7.241cm">
          <draw:image xlink:href="Pictures/1000020100000046000000486E9D61F7.png" xlink:type="simple" xlink:show="embed" xlink:actuate="onLoad">
            <text:p/>
          </draw:image>
        </draw:frame>
        <draw:frame draw:style-name="gr1" draw:text-style-name="P1" draw:layer="layout" svg:width="1.956cm" svg:height="1.824cm" svg:x="16.764cm" svg:y="7.574cm">
          <draw:image xlink:href="Pictures/100002010000004A00000045BE9B70AE.png" xlink:type="simple" xlink:show="embed" xlink:actuate="onLoad">
            <text:p/>
          </draw:image>
        </draw:frame>
        <draw:frame draw:style-name="gr1" draw:text-style-name="P1" draw:layer="layout" svg:width="1.877cm" svg:height="2.168cm" svg:x="12.093cm" svg:y="12.954cm">
          <draw:image xlink:href="Pictures/100002010000004700000052E7830C3F.png" xlink:type="simple" xlink:show="embed" xlink:actuate="onLoad">
            <text:p/>
          </draw:image>
        </draw:frame>
        <draw:frame draw:style-name="gr1" draw:text-style-name="P1" draw:layer="layout" svg:width="3.623cm" svg:height="3.226cm" svg:x="23.114cm" svg:y="9.652cm">
          <draw:image xlink:href="Pictures/10000201000000890000007A33B26912.png" xlink:type="simple" xlink:show="embed" xlink:actuate="onLoad">
            <text:p/>
          </draw:image>
        </draw:frame>
        <draw:frame draw:style-name="gr1" draw:text-style-name="P1" draw:layer="layout" svg:width="2.512cm" svg:height="2.935cm" svg:x="11.458cm" svg:y="3.81cm">
          <draw:image xlink:href="Pictures/100002010000005F0000006F49788D0D.png" xlink:type="simple" xlink:show="embed" xlink:actuate="onLoad">
            <text:p/>
          </draw:image>
        </draw:frame>
        <draw:frame draw:style-name="gr1" draw:text-style-name="P1" draw:layer="layout" svg:width="2.776cm" svg:height="1.374cm" svg:x="7.892cm" svg:y="16.51cm">
          <draw:image xlink:href="Pictures/100002010000006900000034EF229447.png" xlink:type="simple" xlink:show="embed" xlink:actuate="onLoad">
            <text:p/>
          </draw:image>
        </draw:frame>
        <draw:frame draw:style-name="gr1" draw:text-style-name="P1" draw:layer="layout" svg:width="2.327cm" svg:height="2.618cm" svg:x="14.986cm" svg:y="16.256cm">
          <draw:image xlink:href="Pictures/100002010000005800000063772FE380.png" xlink:type="simple" xlink:show="embed" xlink:actuate="onLoad">
            <text:p/>
          </draw:image>
        </draw:frame>
        <draw:frame draw:style-name="gr1" draw:text-style-name="P1" draw:layer="layout" svg:width="2.512cm" svg:height="2.538cm" svg:x="22.86cm" svg:y="15.496cm">
          <draw:image xlink:href="Pictures/100002010000005F0000006077DB0ED4.png" xlink:type="simple" xlink:show="embed" xlink:actuate="onLoad">
            <text:p/>
          </draw:image>
        </draw:frame>
        <draw:frame draw:style-name="gr1" draw:text-style-name="P1" draw:layer="layout" svg:width="2.353cm" svg:height="2.088cm" svg:x="2.473cm" svg:y="16.764cm">
          <draw:image xlink:href="Pictures/10000201000000590000004FACE2B48F.png" xlink:type="simple" xlink:show="embed" xlink:actuate="onLoad">
            <text:p/>
          </draw:image>
        </draw:frame>
        <draw:frame presentation:style-name="pr1" draw:layer="layout" svg:width="25.191cm" svg:height="3.507cm" svg:x="1.4cm" svg:y="0.838cm" presentation:class="title" presentation:user-transformed="true">
          <draw:text-box>
            <text:p>7 – dendrite lik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6 – plate like</text:p>
          </draw:text-box>
        </draw:frame>
        <draw:frame draw:style-name="gr1" draw:text-style-name="P1" draw:layer="layout" svg:width="2.961cm" svg:height="2.565cm" svg:x="3.135cm" svg:y="5.588cm">
          <draw:image xlink:href="Pictures/10000201000000700000006120376537.png" xlink:type="simple" xlink:show="embed" xlink:actuate="onLoad">
            <text:p/>
          </draw:image>
        </draw:frame>
        <draw:frame draw:style-name="gr1" draw:text-style-name="P1" draw:layer="layout" svg:width="1.057cm" svg:height="0.977cm" svg:x="9.144cm" svg:y="8.89cm">
          <draw:image xlink:href="Pictures/100002010000002800000025DE1A149F.png" xlink:type="simple" xlink:show="embed" xlink:actuate="onLoad">
            <text:p/>
          </draw:image>
        </draw:frame>
        <draw:frame draw:style-name="gr1" draw:text-style-name="P1" draw:layer="layout" svg:width="0.554cm" svg:height="0.607cm" svg:x="7.828cm" svg:y="11.176cm">
          <draw:image xlink:href="Pictures/1000020100000015000000174C60DE21.png" xlink:type="simple" xlink:show="embed" xlink:actuate="onLoad">
            <text:p/>
          </draw:image>
        </draw:frame>
        <draw:frame draw:style-name="gr1" draw:text-style-name="P1" draw:layer="layout" svg:width="1.004cm" svg:height="0.924cm" svg:x="21.082cm" svg:y="10.16cm">
          <draw:image xlink:href="Pictures/100002010000002600000023BF44246F.png" xlink:type="simple" xlink:show="embed" xlink:actuate="onLoad">
            <text:p/>
          </draw:image>
        </draw:frame>
        <draw:frame draw:style-name="gr1" draw:text-style-name="P1" draw:layer="layout" svg:width="1.11cm" svg:height="1.004cm" svg:x="18.448cm" svg:y="14.744cm">
          <draw:image xlink:href="Pictures/100002010000002A000000262603DB9E.png" xlink:type="simple" xlink:show="embed" xlink:actuate="onLoad">
            <text:p/>
          </draw:image>
        </draw:frame>
        <draw:frame draw:style-name="gr1" draw:text-style-name="P1" draw:layer="layout" svg:width="1.612cm" svg:height="1.454cm" svg:x="3.302cm" svg:y="17.342cm">
          <draw:image xlink:href="Pictures/100002010000003D0000003753177C40.png" xlink:type="simple" xlink:show="embed" xlink:actuate="onLoad">
            <text:p/>
          </draw:image>
        </draw:frame>
        <draw:frame draw:style-name="gr1" draw:text-style-name="P1" draw:layer="layout" svg:width="1.242cm" svg:height="1.083cm" svg:x="12.192cm" svg:y="11.109cm">
          <draw:image xlink:href="Pictures/100002010000002F00000029E3E37BA1.png" xlink:type="simple" xlink:show="embed" xlink:actuate="onLoad">
            <text:p/>
          </draw:image>
        </draw:frame>
        <draw:frame draw:style-name="gr1" draw:text-style-name="P1" draw:layer="layout" svg:width="1.745cm" svg:height="2.062cm" svg:x="18.288cm" svg:y="6.066cm">
          <draw:image xlink:href="Pictures/10000201000000420000004E822FC119.png" xlink:type="simple" xlink:show="embed" xlink:actuate="onLoad">
            <text:p/>
          </draw:image>
        </draw:frame>
        <draw:frame draw:style-name="gr1" draw:text-style-name="P1" draw:layer="layout" svg:width="2.75cm" svg:height="2.565cm" svg:x="12.446cm" svg:y="16.51cm">
          <draw:image xlink:href="Pictures/1000020100000068000000616919799C.png" xlink:type="simple" xlink:show="embed" xlink:actuate="onLoad">
            <text:p/>
          </draw:image>
        </draw:frame>
        <draw:frame draw:style-name="gr1" draw:text-style-name="P1" draw:layer="layout" svg:width="2.485cm" svg:height="2.088cm" svg:x="23.876cm" svg:y="10.612cm">
          <draw:image xlink:href="Pictures/100002010000005E0000004FE3C23869.png" xlink:type="simple" xlink:show="embed" xlink:actuate="onLoad">
            <text:p/>
          </draw:image>
        </draw:frame>
        <draw:frame draw:style-name="gr1" draw:text-style-name="P1" draw:layer="layout" svg:width="1.268cm" svg:height="1.268cm" svg:x="2.794cm" svg:y="11.43cm">
          <draw:image xlink:href="Pictures/1000020100000030000000309555C2F9.png" xlink:type="simple" xlink:show="embed" xlink:actuate="onLoad">
            <text:p/>
          </draw:image>
        </draw:frame>
        <draw:frame draw:style-name="gr1" draw:text-style-name="P1" draw:layer="layout" svg:width="1.295cm" svg:height="1.321cm" svg:x="24.384cm" svg:y="5.029cm">
          <draw:image xlink:href="Pictures/100002010000003100000032563E3116.png" xlink:type="simple" xlink:show="embed" xlink:actuate="onLoad">
            <text:p/>
          </draw:image>
        </draw:frame>
        <draw:frame draw:style-name="gr1" draw:text-style-name="P1" draw:layer="layout" svg:width="1.189cm" svg:height="1.215cm" svg:x="15.575cm" svg:y="13.517cm">
          <draw:image xlink:href="Pictures/100002010000002D0000002E170AC1AA.png" xlink:type="simple" xlink:show="embed" xlink:actuate="onLoad">
            <text:p/>
          </draw:image>
        </draw:frame>
        <draw:frame draw:style-name="gr1" draw:text-style-name="P1" draw:layer="layout" svg:width="2.088cm" svg:height="1.93cm" svg:x="19.812cm" svg:y="17.882cm">
          <draw:image xlink:href="Pictures/100002010000004F000000496C8F3FDC.png" xlink:type="simple" xlink:show="embed" xlink:actuate="onLoad">
            <text:p/>
          </draw:image>
        </draw:frame>
        <draw:frame draw:style-name="gr1" draw:text-style-name="P1" draw:layer="layout" svg:width="1.745cm" svg:height="1.983cm" svg:x="11.463cm" svg:y="5.588cm">
          <draw:image xlink:href="Pictures/10000201000000420000004B25F47949.png" xlink:type="simple" xlink:show="embed" xlink:actuate="onLoad">
            <text:p/>
          </draw:image>
        </draw:frame>
        <draw:frame draw:style-name="gr1" draw:text-style-name="P1" draw:layer="layout" svg:width="0.845cm" svg:height="0.819cm" svg:x="24.301cm" svg:y="16.453cm">
          <draw:image xlink:href="Pictures/10000201000000200000001F011DDF65.png" xlink:type="simple" xlink:show="embed" xlink:actuate="onLoad">
            <text:p/>
          </draw:image>
        </draw:frame>
        <draw:frame draw:style-name="gr1" draw:text-style-name="P1" draw:layer="layout" svg:width="1.692cm" svg:height="1.612cm" svg:x="16.342cm" svg:y="9.398cm">
          <draw:image xlink:href="Pictures/10000201000000400000003D156BF61A.png" xlink:type="simple" xlink:show="embed" xlink:actuate="onLoad">
            <text:p/>
          </draw:image>
        </draw:frame>
        <draw:frame draw:style-name="gr1" draw:text-style-name="P1" draw:layer="layout" svg:width="1.692cm" svg:height="1.295cm" svg:x="7.62cm" svg:y="15.24cm">
          <draw:image xlink:href="Pictures/1000020100000040000000318E1B28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1cm" svg:height="3.507cm" svg:x="1.399cm" svg:y="0.837cm" presentation:class="title">
          <draw:text-box>
            <text:p>7 – columns &amp; needles</text:p>
          </draw:text-box>
        </draw:frame>
        <draw:frame draw:style-name="gr1" draw:text-style-name="P1" draw:layer="layout" svg:width="1.11cm" svg:height="1.295cm" svg:x="9.144cm" svg:y="8.103cm">
          <draw:image xlink:href="Pictures/100002010000002A00000031D13BCCC1.png" xlink:type="simple" xlink:show="embed" xlink:actuate="onLoad">
            <text:p/>
          </draw:image>
        </draw:frame>
        <draw:frame draw:style-name="gr1" draw:text-style-name="P1" draw:layer="layout" svg:width="1.348cm" svg:height="1.321cm" svg:x="22.86cm" svg:y="10.109cm">
          <draw:image xlink:href="Pictures/100002010000003300000032D3D6BD06.png" xlink:type="simple" xlink:show="embed" xlink:actuate="onLoad">
            <text:p/>
          </draw:image>
        </draw:frame>
        <draw:frame draw:style-name="gr1" draw:text-style-name="P1" draw:layer="layout" svg:width="0.633cm" svg:height="0.951cm" svg:x="15.369cm" svg:y="13.97cm">
          <draw:image xlink:href="Pictures/1000020100000018000000240D817AE7.png" xlink:type="simple" xlink:show="embed" xlink:actuate="onLoad">
            <text:p/>
          </draw:image>
        </draw:frame>
        <draw:frame draw:style-name="gr1" draw:text-style-name="P1" draw:layer="layout" svg:width="1.215cm" svg:height="0.633cm" svg:x="8.183cm" svg:y="12.829cm">
          <draw:image xlink:href="Pictures/100002010000002E00000018B59A3AFD.png" xlink:type="simple" xlink:show="embed" xlink:actuate="onLoad">
            <text:p/>
          </draw:image>
        </draw:frame>
        <draw:frame draw:style-name="gr1" draw:text-style-name="P1" draw:layer="layout" svg:width="0.739cm" svg:height="1.215cm" svg:x="17.526cm" svg:y="11.176cm">
          <draw:image xlink:href="Pictures/100002010000001C0000002E53350F42.png" xlink:type="simple" xlink:show="embed" xlink:actuate="onLoad">
            <text:p/>
          </draw:image>
        </draw:frame>
        <draw:frame draw:style-name="gr1" draw:text-style-name="P1" draw:layer="layout" svg:width="0.686cm" svg:height="1.215cm" svg:x="4.826cm" svg:y="10.215cm">
          <draw:image xlink:href="Pictures/100002010000001A0000002EB2EA35FF.png" xlink:type="simple" xlink:show="embed" xlink:actuate="onLoad">
            <text:p/>
          </draw:image>
        </draw:frame>
        <draw:frame draw:style-name="gr1" draw:text-style-name="P1" draw:layer="layout" svg:width="2.512cm" svg:height="0.475cm" svg:x="9.934cm" svg:y="17.305cm">
          <draw:image xlink:href="Pictures/100002010000005F0000001215E021CA.png" xlink:type="simple" xlink:show="embed" xlink:actuate="onLoad">
            <text:p/>
          </draw:image>
        </draw:frame>
        <draw:frame draw:style-name="gr1" draw:text-style-name="P1" draw:layer="layout" svg:width="0.66cm" svg:height="0.898cm" svg:x="15.24cm" svg:y="9.144cm">
          <draw:image xlink:href="Pictures/1000020100000019000000225298EC00.png" xlink:type="simple" xlink:show="embed" xlink:actuate="onLoad">
            <text:p/>
          </draw:image>
        </draw:frame>
        <draw:frame draw:style-name="gr1" draw:text-style-name="P1" draw:layer="layout" svg:width="2.353cm" svg:height="1.215cm" svg:x="22.031cm" svg:y="13.009cm">
          <draw:image xlink:href="Pictures/10000201000000590000002E2C31AFAA.png" xlink:type="simple" xlink:show="embed" xlink:actuate="onLoad">
            <text:p/>
          </draw:image>
        </draw:frame>
        <draw:frame draw:style-name="gr1" draw:text-style-name="P1" draw:layer="layout" svg:width="1.321cm" svg:height="1.956cm" svg:x="5.334cm" svg:y="17.272cm">
          <draw:image xlink:href="Pictures/10000201000000320000004A8555E800.png" xlink:type="simple" xlink:show="embed" xlink:actuate="onLoad">
            <text:p/>
          </draw:image>
        </draw:frame>
        <draw:frame draw:style-name="gr1" draw:text-style-name="P1" draw:layer="layout" svg:width="0.872cm" svg:height="1.877cm" svg:x="16.146cm" svg:y="17.526cm">
          <draw:image xlink:href="Pictures/1000020100000021000000475E57104F.png" xlink:type="simple" xlink:show="embed" xlink:actuate="onLoad">
            <text:p/>
          </draw:image>
        </draw:frame>
        <draw:frame draw:style-name="gr1" draw:text-style-name="P1" draw:layer="layout" svg:width="1.374cm" svg:height="2.088cm" svg:x="23.518cm" svg:y="6.294cm">
          <draw:image xlink:href="Pictures/10000201000000340000004F07AE3B54.png" xlink:type="simple" xlink:show="embed" xlink:actuate="onLoad">
            <text:p/>
          </draw:image>
        </draw:frame>
        <draw:frame draw:style-name="gr1" draw:text-style-name="P1" draw:layer="layout" svg:width="0.369cm" svg:height="0.501cm" svg:x="6.743cm" svg:y="6.865cm">
          <draw:image xlink:href="Pictures/100002010000000E000000131006E428.png" xlink:type="simple" xlink:show="embed" xlink:actuate="onLoad">
            <text:p/>
          </draw:image>
        </draw:frame>
        <draw:frame draw:style-name="gr1" draw:text-style-name="P1" draw:layer="layout" svg:width="1.93cm" svg:height="1.903cm" svg:x="2.134cm" svg:y="5.209cm">
          <draw:image xlink:href="Pictures/100002010000004900000048EEA69766.png" xlink:type="simple" xlink:show="embed" xlink:actuate="onLoad">
            <text:p/>
          </draw:image>
        </draw:frame>
        <draw:frame draw:style-name="gr1" draw:text-style-name="P1" draw:layer="layout" svg:width="1.612cm" svg:height="1.427cm" svg:x="11.596cm" svg:y="4.923cm">
          <draw:image xlink:href="Pictures/100002010000003D00000036E44F4280.png" xlink:type="simple" xlink:show="embed" xlink:actuate="onLoad">
            <text:p/>
          </draw:image>
        </draw:frame>
        <draw:frame draw:style-name="gr1" draw:text-style-name="P1" draw:layer="layout" svg:width="1.877cm" svg:height="1.797cm" svg:x="2.441cm" svg:y="13.208cm">
          <draw:image xlink:href="Pictures/100002010000004700000044B8A84183.png" xlink:type="simple" xlink:show="embed" xlink:actuate="onLoad">
            <text:p/>
          </draw:image>
        </draw:frame>
        <draw:frame draw:style-name="gr1" draw:text-style-name="P1" draw:layer="layout" svg:width="1.454cm" svg:height="1.797cm" svg:x="22.676cm" svg:y="16.999cm">
          <draw:image xlink:href="Pictures/1000020100000037000000444BF73A66.png" xlink:type="simple" xlink:show="embed" xlink:actuate="onLoad">
            <text:p/>
          </draw:image>
        </draw:frame>
        <draw:frame draw:style-name="gr1" draw:text-style-name="P1" draw:layer="layout" svg:width="2.168cm" svg:height="1.639cm" svg:x="17.78cm" svg:y="6.997cm">
          <draw:image xlink:href="Pictures/10000201000000520000003EBE41158E.png" xlink:type="simple" xlink:show="embed" xlink:actuate="onLoad">
            <text:p/>
          </draw:image>
        </draw:frame>
        <draw:frame draw:style-name="gr1" draw:text-style-name="P1" draw:layer="layout" svg:width="1.374cm" svg:height="1.797cm" svg:x="10.818cm" svg:y="10.668cm">
          <draw:image xlink:href="Pictures/1000020100000034000000449A85C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Praz</meta:initial-creator>
    <meta:creation-date>2016-03-30T16:10:52.989450116</meta:creation-date>
    <dc:date>2016-03-30T16:37:33.172531421</dc:date>
    <dc:creator>Christophe Praz</dc:creator>
    <meta:editing-duration>PT11M35S</meta:editing-duration>
    <meta:editing-cycles>2</meta:editing-cycles>
    <meta:generator>LibreOffice/4.2.8.2$Linux_X86_64 LibreOffice_project/420m0$Build-2</meta:generator>
    <meta:document-statistic meta:object-count="143"/>
  </office:meta>
</office:document-meta>
</file>